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75cm"/>
    </style:style>
    <style:style style:name="gr4" style:family="graphic" style:parent-style-name="standard">
      <style:graphic-properties draw:stroke="none" svg:stroke-color="#000000" draw:fill="none" draw:fill-color="#ffffff" fo:min-height="0.25cm"/>
    </style:style>
    <style:style style:name="P1" style:family="paragraph">
      <style:paragraph-properties fo:text-align="center"/>
    </style:style>
    <style:style style:name="P2" style:family="paragraph">
      <style:text-properties fo:font-family="Purisa" style:font-pitch="variable" fo:font-size="10pt" style:font-size-asian="10pt" style:font-size-complex="10pt"/>
    </style:style>
    <style:style style:name="T1" style:family="text">
      <style:text-properties fo:font-family="Purisa" style:font-pitch="variable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9.5cm" svg:height="6.5cm" svg:x="0.1cm" svg:y="0.04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1cm" svg:y1="1.049cm" svg:x2="9.6cm" svg:y2="1.049cm">
          <text:p/>
        </draw:line>
        <draw:line draw:style-name="gr2" draw:text-style-name="P1" draw:layer="layout" svg:x1="0.1cm" svg:y1="1.549cm" svg:x2="9.6cm" svg:y2="1.549cm">
          <text:p/>
        </draw:line>
        <draw:line draw:style-name="gr2" draw:text-style-name="P1" draw:layer="layout" svg:x1="0.1cm" svg:y1="2.049cm" svg:x2="9.6cm" svg:y2="2.049cm">
          <text:p/>
        </draw:line>
        <draw:line draw:style-name="gr2" draw:text-style-name="P1" draw:layer="layout" svg:x1="0.1cm" svg:y1="2.549cm" svg:x2="9.6cm" svg:y2="2.549cm">
          <text:p/>
        </draw:line>
        <draw:line draw:style-name="gr2" draw:text-style-name="P1" draw:layer="layout" svg:x1="0.1cm" svg:y1="3.049cm" svg:x2="9.6cm" svg:y2="3.049cm">
          <text:p/>
        </draw:line>
        <draw:line draw:style-name="gr2" draw:text-style-name="P1" draw:layer="layout" svg:x1="0.1cm" svg:y1="3.549cm" svg:x2="9.6cm" svg:y2="3.549cm">
          <text:p/>
        </draw:line>
        <draw:line draw:style-name="gr2" draw:text-style-name="P1" draw:layer="layout" svg:x1="0.1cm" svg:y1="4.049cm" svg:x2="9.6cm" svg:y2="4.049cm">
          <text:p/>
        </draw:line>
        <draw:line draw:style-name="gr2" draw:text-style-name="P1" draw:layer="layout" svg:x1="0.1cm" svg:y1="4.549cm" svg:x2="9.6cm" svg:y2="4.549cm">
          <text:p/>
        </draw:line>
        <draw:line draw:style-name="gr2" draw:text-style-name="P1" draw:layer="layout" svg:x1="0.1cm" svg:y1="5.049cm" svg:x2="9.6cm" svg:y2="5.049cm">
          <text:p/>
        </draw:line>
        <draw:line draw:style-name="gr2" draw:text-style-name="P1" draw:layer="layout" svg:x1="0.1cm" svg:y1="5.549cm" svg:x2="9.6cm" svg:y2="5.549cm">
          <text:p/>
        </draw:line>
        <draw:line draw:style-name="gr2" draw:text-style-name="P1" draw:layer="layout" svg:x1="0.1cm" svg:y1="6.049cm" svg:x2="9.6cm" svg:y2="6.049cm">
          <text:p/>
        </draw:line>
        <draw:frame draw:style-name="gr3" draw:text-style-name="P2" draw:layer="layout" svg:width="8.5cm" svg:height="1cm" svg:x="0.6cm" svg:y="0.949cm">
          <draw:text-box>
            <text:p text:style-name="P2"><text:span text:style-name="T1">Eu, enquanto programador, gostaria</text:span></text:p>
          </draw:text-box>
        </draw:frame>
        <draw:frame draw:style-name="gr3" draw:text-style-name="P2" draw:layer="layout" svg:width="8.5cm" svg:height="1cm" svg:x="1.1cm" svg:y="1.949cm">
          <draw:text-box>
            <text:p text:style-name="P2"><text:span text:style-name="T1">que o código fosse mostrado</text:span></text:p>
          </draw:text-box>
        </draw:frame>
        <draw:frame draw:style-name="gr4" draw:text-style-name="P2" draw:layer="layout" svg:width="7.5cm" svg:height="0.818cm" svg:x="0.6cm" svg:y="2.931cm">
          <draw:text-box>
            <text:p text:style-name="P2"><text:span text:style-name="T1">com o objetivo de editá-lo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DejaVu Sans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9.7cm" fo:page-height="6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Thiago Gomes</meta:initial-creator>
    <meta:creation-date>2011-09-07T22:13:18</meta:creation-date>
    <dc:date>2011-09-07T22:23:10</dc:date>
    <dc:creator>Thiago Gomes</dc:creator>
    <meta:editing-duration>PT9M52S</meta:editing-duration>
    <meta:editing-cycles>2</meta:editing-cycles>
    <meta:generator>BrOffice/3.3$Linux LibreOffice_project/330m19$Build-301</meta:generator>
    <meta:document-statistic meta:object-count="15"/>
  </office:meta>
</office:document-meta>
</file>